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79.22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50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6" style:family="table-cell" style:parent-style-name="Default">
      <style:table-cell-properties fo:background-color="#ffff00" fo:border="none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65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1" table:default-cell-style-name="Default"/>
        <table:table-column table:style-name="co2" table:default-cell-style-name="ce71"/>
        <table:table-column table:style-name="co3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2" office:value-type="string" calcext:value-type="string" table:number-columns-spanned="8" table:number-rows-spanned="1">
            <text:p>TMA4268 Statistical Learning V2022</text:p>
          </table:table-cell>
          <table:covered-table-cell table:number-columns-repeated="2" table:style-name="ce15"/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Tentative weekly plan </text:p>
          </table:table-cell>
          <table:covered-table-cell table:number-columns-repeated="2" table:style-name="ce28"/>
          <table:covered-table-cell table:number-columns-repeated="5"/>
          <table:table-cell table:number-columns-repeated="2"/>
        </table:table-row>
        <table:table-row table:style-name="ro3">
          <table:table-cell table:style-name="ce3"/>
          <table:table-cell table:style-name="ce28" table:number-columns-repeated="2"/>
          <table:table-cell table:number-columns-repeated="7"/>
        </table:table-row>
        <table:table-row table:style-name="ro3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Module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Responsible in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2-01-10" calcext:value-type="date">
            <text:p>10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style-name="ce73"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13" calcext:value-type="date">
            <text:p>13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53" office:value-type="string" calcext:value-type="string">
            <text:p><text:s/>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0. &amp; 12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-course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Self-study</text:p>
          </table:table-cell>
          <table:table-cell table:style-name="ce103" table:number-columns-repeated="3"/>
        </table:table-row>
        <table:table-row table:style-name="ro1">
          <table:table-cell table:style-name="ce43" office:value-type="string" calcext:value-type="string">
            <text:p>Week 2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2-01-17" calcext:value-type="date">
            <text:p>17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0" calcext:value-type="date">
            <text:p>20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53" office:value-type="string" calcext:value-type="string">
            <text:p>Online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7. &amp; 19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tatistical learning RecEx</text:p>
          </table:table-cell>
          <table:table-cell table:style-name="ce54" office:value-type="string" calcext:value-type="string">
            <text:p>Online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3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2-01-24" calcext:value-type="date">
            <text:p>24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7" calcext:value-type="date">
            <text:p>27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4. &amp; 26.01.20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Linear regress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4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2-01-31" calcext:value-type="date">
            <text:p>31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03" calcext:value-type="date">
            <text:p>03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31.01 &amp; 02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lassific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5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2-02-07" calcext:value-type="date">
            <text:p>07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0" calcext:value-type="date">
            <text:p>10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esampl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6</text:p>
          </table:table-cell>
          <table:table-cell table:style-name="ce19"/>
          <table:table-cell table:style-name="ce77" office:value-type="date" office:date-value="2022-02-14" calcext:value-type="date">
            <text:p>14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7" calcext:value-type="date">
            <text:p>17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1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7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2-02-21" calcext:value-type="date">
            <text:p>21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24" calcext:value-type="date">
            <text:p>24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del Selection, Regulariz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8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2-02-28" calcext:value-type="date">
            <text:p>28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03" calcext:value-type="date">
            <text:p>03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02. &amp; 02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ving Beyond Linearity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9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2-03-07" calcext:value-type="date">
            <text:p>07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10" calcext:value-type="date">
            <text:p>10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Tree-based method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0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2-03-14" calcext:value-type="date">
            <text:p>14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33" office:value-type="date" office:date-value="2022-03-17" calcext:value-type="date">
            <text:p>17.03.22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53" office:value-type="string" calcext:value-type="string">
            <text:p>S2</text:p>
          </table:table-cell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upport Vector Machine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1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2-03-21" calcext:value-type="date">
            <text:p>21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24" calcext:value-type="date">
            <text:p>24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Unsupervised learn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2</text:p>
          </table:table-cell>
          <table:table-cell table:style-name="ce19"/>
          <table:table-cell table:style-name="ce77" office:value-type="date" office:date-value="2022-03-28" calcext:value-type="date">
            <text:p>28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31" calcext:value-type="date">
            <text:p>31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 &amp; 30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2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3</text:p>
          </table:table-cell>
          <table:table-cell table:style-name="ce19" office:value-type="string" calcext:value-type="string">
            <text:p>Module 11</text:p>
          </table:table-cell>
          <table:table-cell table:style-name="ce77" office:value-type="date" office:date-value="2022-04-04" calcext:value-type="date">
            <text:p>04.04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Neural Network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4-07" calcext:value-type="date">
            <text:p>07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Neural Network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4. &amp; 06.04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Neural Network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 table:number-columns-spanned="7" table:number-rows-spanned="1">
            <text:p>Easter break</text:p>
          </table:table-cell>
          <table:covered-table-cell table:style-name="ce23"/>
          <table:covered-table-cell table:style-name="ce34"/>
          <table:covered-table-cell table:style-name="ce56"/>
          <table:covered-table-cell table:number-columns-repeated="2" table:style-name="ce65"/>
          <table:covered-table-cell table:style-name="ce56"/>
          <table:table-cell table:number-columns-repeated="3"/>
        </table:table-row>
        <table:table-row table:style-name="ro1">
          <table:table-cell table:style-name="ce43" office:value-type="string" calcext:value-type="string">
            <text:p>Week 14</text:p>
          </table:table-cell>
          <table:table-cell table:style-name="ce19" office:value-type="string" calcext:value-type="string">
            <text:p>Module 12</text:p>
          </table:table-cell>
          <table:table-cell table:style-name="ce78"/>
          <table:table-cell table:style-name="ce73" office:value-type="string" calcext:value-type="string">
            <text:p>Monday </text:p>
          </table:table-cell>
          <table:table-cell table:style-name="ce73" office:value-type="string" calcext:value-type="string">
            <text:p>Off</text:p>
          </table:table-cell>
          <table:table-cell table:style-name="ce52" office:value-type="string" calcext:value-type="string">
            <text:p><text:s/>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4-21" calcext:value-type="date">
            <text:p>21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ummary and Outlook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/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Off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60" table:number-columns-repeated="2"/>
          <table:table-cell table:style-name="ce78" table:number-columns-repeated="4"/>
          <table:table-cell table:number-columns-repeated="3"/>
        </table:table-row>
        <table:table-row table:style-name="ro4">
          <table:table-cell table:style-name="ce44" office:value-type="string" calcext:value-type="string">
            <text:p>Lecture times:</text:p>
          </table:table-cell>
          <table:table-cell table:style-name="ce25"/>
          <table:table-cell table:style-name="ce61"/>
          <table:table-cell table:style-name="ce79"/>
          <table:table-cell table:number-columns-repeated="6"/>
        </table:table-row>
        <table:table-row table:style-name="ro1">
          <table:table-cell table:style-name="ce13" office:value-type="string" calcext:value-type="string" table:number-columns-spanned="3" table:number-rows-spanned="1">
            <text:p>Monday, 14:15-16:00</text:p>
          </table:table-cell>
          <table:covered-table-cell table:style-name="ce26"/>
          <table:covered-table-cell table:style-name="ce38"/>
          <table:table-cell table:style-name="ce80" table:number-columns-repeated="4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3" table:number-rows-spanned="1">
            <text:p>Thursday, 08:15-10:00</text:p>
          </table:table-cell>
          <table:covered-table-cell table:style-name="ce26"/>
          <table:covered-table-cell table:style-name="ce38"/>
          <table:table-cell table:style-name="ce80" office:value-type="string" calcext:value-type="string">
            <text:p><text:s/>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<text:s/></text:p>
          </table:table-cell>
          <table:covered-table-cell table:style-name="ce27"/>
          <table:covered-table-cell table:style-name="ce40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4">
          <table:table-cell table:style-name="ce44" office:value-type="string" calcext:value-type="string">
            <text:p>Exercises: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Mondays, 08:15-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, 12:15-14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 14:15-16:00</text:p>
          </table:table-cell>
          <table:table-cell table:number-columns-repeated="9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.00.0000</text:date>, <text:time style:data-style-name="N2" text:time-value="08:29:19.0030800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2-01-03T08:39:08.824607468</dc:date>
    <dc:creator>Steffi </dc:creator>
    <meta:editing-duration>PT12H13M42S</meta:editing-duration>
    <meta:editing-cycles>150</meta:editing-cycles>
    <meta:generator>LibreOffice/6.0.7.3$Linux_X86_64 LibreOffice_project/00m0$Build-3</meta:generator>
    <meta:document-statistic meta:table-count="2" meta:cell-count="254" meta:object-count="0"/>
  </office:meta>
</office:document-meta>
</file>